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T1" style:family="text">
      <style:text-properties fo:font-variant="normal" fo:text-transform="none" fo:color="#ececec" style:font-name="S hne"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rendu Veille informationnelle </text:p>
      <text:p text:style-name="P1"/>
      <text:p text:style-name="P2"/>
      <text:p text:style-name="P2"/>
      <text:p text:style-name="P2"><text:span text:style-name="T1">L'intelligence artificielle générative (IA générative) est une branche de l'intelligence artificielle qui se concentre sur la création de modèles capables de générer de nouvelles données réalistes. Contrairement aux systèmes classiques d'IA qui traitent les données existantes pour effectuer des tâches spécifiques comme la classification ou la prédiction, les modèles génératifs sont conçus pour créer de nouvelles données qui ressemblent à celles qu'ils ont apprises.</text:span> </text:p>
      <text:p text:style-name="P2">Da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 e</meta:initial-creator>
    <meta:creation-date>2024-03-17T16:32:06.21</meta:creation-date>
    <meta:generator>OpenOffice/4.1.7$Win32 OpenOffice.org_project/417m1$Build-9800</meta:generator>
    <meta:document-statistic meta:table-count="0" meta:image-count="0" meta:object-count="0" meta:page-count="1" meta:paragraph-count="3" meta:word-count="68" meta:character-count="512"/>
    <dc:date>2024-03-18T00:38:44.88</dc:date>
    <dc:creator>e e</dc:creator>
    <meta:editing-duration>PT8H6M39S</meta:editing-duration>
    <meta:editing-cycles>1</meta:editing-cycles>
  </office:meta>
</office:document-meta>
</file>